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33F0000055B599AB8F8A04A8BBC.png" manifest:media-type="image/png"/>
  <manifest:file-entry manifest:full-path="Pictures/100000010000024000000480C6A59C6C03635A68.png" manifest:media-type="image/png"/>
  <manifest:file-entry manifest:full-path="Pictures/100000010000024000000480E5F84113F855C6E2.png" manifest:media-type="image/png"/>
  <manifest:file-entry manifest:full-path="Pictures/10000001000003750000055BE69E26630454BCC6.png" manifest:media-type="image/png"/>
  <manifest:file-entry manifest:full-path="Pictures/100000010000024000000480246E0A84305D4078.png" manifest:media-type="image/png"/>
  <manifest:file-entry manifest:full-path="Pictures/10000001000003560000055B351CE71FBA133222.png" manifest:media-type="image/png"/>
  <manifest:file-entry manifest:full-path="Pictures/10000001000003750000055B7B8D77C02799200E.png" manifest:media-type="image/png"/>
  <manifest:file-entry manifest:full-path="Pictures/100000010000005A00000067AB9ECDE0FC94A07E.png" manifest:media-type="image/png"/>
  <manifest:file-entry manifest:full-path="Pictures/10000001000003750000055BB32573C0AD19A0D5.png" manifest:media-type="image/png"/>
  <manifest:file-entry manifest:full-path="Pictures/1000000100000257000003C9C9DE0A2E7561870B.png" manifest:media-type="image/png"/>
  <manifest:file-entry manifest:full-path="Pictures/100000010000033F0000055BCE5D02722123CFB9.png" manifest:media-type="image/png"/>
  <manifest:file-entry manifest:full-path="Pictures/100000010000013E00000174A770992BBD8F1FE6.png" manifest:media-type="image/png"/>
  <manifest:file-entry manifest:full-path="Pictures/1000000100000257000003CCEFD768D70711CD35.png" manifest:media-type="image/png"/>
  <manifest:file-entry manifest:full-path="Pictures/100000010000033F0000055B3E4F1E2D976C5734.png" manifest:media-type="image/png"/>
  <manifest:file-entry manifest:full-path="Pictures/10000001000002DA00000273F7AB320B3FA4C962.png" manifest:media-type="image/png"/>
  <manifest:file-entry manifest:full-path="Pictures/1000000100000257000003CCEEAB024D152330BC.png" manifest:media-type="image/png"/>
  <manifest:file-entry manifest:full-path="Pictures/100000010000033F00000558023B41ECC57EB0B1.png" manifest:media-type="image/png"/>
  <manifest:file-entry manifest:full-path="Pictures/100000000000056C000005608C89D4D6E16DDE6C.png" manifest:media-type="image/png"/>
  <manifest:file-entry manifest:full-path="Pictures/10000001000003480000025C8FE1D75E44805E12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95cm, 0cm, 9.043cm, 14.048cm)" draw:image-opacity="100%" style:mirror="none"/>
    </style:style>
    <style:style style:name="gr3" style:family="graphic" style:parent-style-name="Default_5f_1">
      <style:graphic-properties draw:stroke="solid" svg:stroke-width="0.035cm" svg:stroke-color="#000000" draw:marker-start-width="0.146cm" draw:marker-end-width="0.146cm" draw:stroke-linejoin="round" svg:stroke-linecap="butt" draw:fill="none" draw:textarea-horizontal-align="center" draw:textarea-vertical-align="top" draw:auto-grow-height="false" fo:padding-top="0.107cm" fo:padding-bottom="0.107cm" fo:padding-left="0.232cm" fo:padding-right="0.232cm" fo:wrap-option="wrap" draw:shadow="hidden" draw:shadow-offset-x="0cm" draw:shadow-offset-y="0.051cm" draw:shadow-color="#000000" draw:shadow-opacity="38%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524cm" fo:min-width="0.193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7" style:family="graphic" style:parent-style-name="standard">
      <style:graphic-properties draw:stroke="none" draw:fill="none" fo:min-height="1.111cm"/>
      <style:paragraph-properties style:writing-mode="lr-tb"/>
    </style:style>
    <style:style style:name="gr8" style:family="graphic" style:parent-style-name="standard" style:list-style-name="L1">
      <style:graphic-properties draw:stroke="none" draw:fill="none" fo:min-height="0.629cm"/>
      <style:paragraph-properties style:writing-mode="lr-tb"/>
    </style:style>
    <style:style style:name="gr9" style:family="graphic" style:parent-style-name="standard">
      <style:graphic-properties draw:stroke="none" draw:fill="none" fo:min-height="0.629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0.629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07cm" svg:height="6.19cm" svg:x="12.293cm" svg:y="1.183cm">
          <draw:image xlink:href="Pictures/10000001000002DA00000273F7AB320B3FA4C962.png" xlink:type="simple" xlink:show="embed" xlink:actuate="onLoad" draw:mime-type="image/png">
            <text:p/>
          </draw:image>
        </draw:frame>
        <draw:frame draw:style-name="gr1" draw:text-style-name="P1" draw:layer="layout" svg:width="7.36cm" svg:height="5.076cm" svg:x="1.1cm" svg:y="1.451cm">
          <draw:image xlink:href="Pictures/10000001000003480000025C8FE1D75E44805E12.png" xlink:type="simple" xlink:show="embed" xlink:actuate="onLoad" draw:mime-type="image/png">
            <text:p/>
          </draw:image>
        </draw:frame>
        <draw:frame draw:style-name="gr2" draw:text-style-name="P1" draw:layer="layout" svg:width="2.26cm" svg:height="1.602cm" svg:x="8.934cm" svg:y="5.227cm">
          <draw:image xlink:href="Pictures/100000000000056C000005608C89D4D6E16DDE6C.png" xlink:type="simple" xlink:show="embed" xlink:actuate="onLoad" draw:mime-type="image/png">
            <text:p/>
          </draw:image>
        </draw:frame>
        <draw:frame draw:style-name="gr1" draw:text-style-name="P1" draw:layer="layout" svg:width="2.69cm" svg:height="3.017cm" svg:x="8.706cm" svg:y="2.287cm">
          <draw:image xlink:href="Pictures/100000010000013E00000174A770992BBD8F1FE6.png" xlink:type="simple" xlink:show="embed" xlink:actuate="onLoad" draw:mime-type="image/png">
            <text:p/>
          </draw:image>
        </draw:frame>
        <draw:line draw:name="Line 58_ 1" draw:style-name="gr3" draw:text-style-name="P2" draw:layer="layout" svg:x1="7.776cm" svg:y1="3.181cm" svg:x2="9.583cm" svg:y2="2.888cm">
          <text:p/>
        </draw:line>
        <draw:line draw:name="Line 57_ 1" draw:style-name="gr3" draw:text-style-name="P2" draw:layer="layout" svg:x1="7.787cm" svg:y1="3.169cm" svg:x2="9.004cm" svg:y2="4.127cm">
          <text:p/>
        </draw:line>
        <draw:custom-shape draw:style-name="gr4" draw:text-style-name="P3" draw:layer="layout" svg:width="0.693cm" svg:height="0.774cm" svg:x="9.307cm" svg:y="6.7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847cm" svg:height="11.112cm" svg:x="7.05cm" svg:y="8.785cm">
          <draw:image xlink:href="Pictures/1000000100000257000003CCEEAB024D152330BC.png" xlink:type="simple" xlink:show="embed" xlink:actuate="onLoad" draw:mime-type="image/png">
            <text:p/>
          </draw:image>
        </draw:frame>
        <draw:frame draw:style-name="gr1" draw:text-style-name="P1" draw:layer="layout" svg:width="6.847cm" svg:height="11.11cm" svg:x="13.153cm" svg:y="8.839cm">
          <draw:image xlink:href="Pictures/1000000100000257000003CCEFD768D70711CD35.png" xlink:type="simple" xlink:show="embed" xlink:actuate="onLoad" draw:mime-type="image/png">
            <text:p/>
          </draw:image>
        </draw:frame>
        <draw:frame draw:style-name="gr1" draw:text-style-name="P1" draw:layer="layout" svg:width="6.786cm" svg:height="10.978cm" svg:x="0.907cm" svg:y="8.86cm">
          <draw:image xlink:href="Pictures/1000000100000257000003C9C9DE0A2E7561870B.png" xlink:type="simple" xlink:show="embed" xlink:actuate="onLoad" draw:mime-type="image/png">
            <text:p/>
          </draw:image>
        </draw:frame>
        <draw:frame draw:style-name="gr5" draw:text-style-name="P5" draw:layer="layout" svg:width="6.519cm" svg:height="1.361cm" svg:x="2.184cm" svg:y="7.918cm">
          <draw:text-box>
            <text:p text:style-name="P4"><text:span text:style-name="T1">Spontaneous condition</text:span></text:p>
          </draw:text-box>
        </draw:frame>
        <draw:frame draw:style-name="gr6" draw:text-style-name="P5" draw:layer="layout" svg:width="3.713cm" svg:height="1.361cm" svg:x="9.924cm" svg:y="7.918cm">
          <draw:text-box>
            <text:p text:style-name="P4"><text:span text:style-name="T1">FF condition</text:span></text:p>
          </draw:text-box>
        </draw:frame>
        <draw:frame draw:style-name="gr7" draw:text-style-name="P6" draw:layer="layout" svg:width="3.927cm" svg:height="1.361cm" svg:x="16.046cm" svg:y="7.925cm">
          <draw:text-box>
            <text:p><text:span text:style-name="T1">FB condition</text:span></text:p>
          </draw:text-box>
        </draw:frame>
        <draw:frame draw:style-name="gr1" draw:text-style-name="P1" draw:layer="layout" svg:width="1.586cm" svg:height="1.815cm" svg:x="0.394cm" svg:y="8.163cm">
          <draw:image xlink:href="Pictures/100000010000005A00000067AB9ECDE0FC94A07E.png" xlink:type="simple" xlink:show="embed" xlink:actuate="onLoad" draw:mime-type="image/png">
            <text:p/>
          </draw:image>
        </draw:frame>
        <draw:frame draw:style-name="gr8" draw:text-style-name="P7" draw:layer="layout" svg:width="0.908cm" svg:height="0.879cm" svg:x="0.873cm" svg:y="7.162cm">
          <draw:text-box>
            <text:p text:style-name="P4"><text:span text:style-name="T2">B</text:span></text:p>
          </draw:text-box>
        </draw:frame>
        <draw:frame draw:style-name="gr9" draw:text-style-name="P7" draw:layer="layout" svg:width="0.908cm" svg:height="0.879cm" svg:x="7.773cm" svg:y="7.163cm">
          <draw:text-box>
            <text:p text:style-name="P4"><text:span text:style-name="T2">C</text:span></text:p>
          </draw:text-box>
        </draw:frame>
        <draw:frame draw:style-name="gr9" draw:text-style-name="P7" draw:layer="layout" svg:width="0.908cm" svg:height="0.879cm" svg:x="13.873cm" svg:y="7.164cm">
          <draw:text-box>
            <text:p text:style-name="P4"><text:span text:style-name="T2">D</text:span></text:p>
          </draw:text-box>
        </draw:frame>
        <draw:frame draw:style-name="gr10" draw:text-style-name="P7" draw:layer="layout" svg:width="0.908cm" svg:height="0.879cm" svg:x="1cm" svg:y="1.163cm">
          <draw:text-box>
            <text:p text:style-name="P4"><text:span text:style-name="T2">A</text:span></text:p>
          </draw:text-box>
        </draw:frame>
      </draw:page>
      <draw:page draw:name="page2" draw:style-name="dp1" draw:master-page-name="Default">
        <draw:frame draw:style-name="gr1" draw:text-style-name="P1" draw:layer="layout" svg:width="6.847cm" svg:height="11.112cm" svg:x="7.277cm" svg:y="3.263cm">
          <draw:image xlink:href="Pictures/1000000100000257000003CCEEAB024D152330BC.png" xlink:type="simple" xlink:show="embed" xlink:actuate="onLoad" draw:mime-type="image/png">
            <text:p/>
          </draw:image>
        </draw:frame>
        <draw:frame draw:style-name="gr1" draw:text-style-name="P1" draw:layer="layout" svg:width="6.847cm" svg:height="11.11cm" svg:x="13.38cm" svg:y="3.317cm">
          <draw:image xlink:href="Pictures/1000000100000257000003CCEFD768D70711CD35.png" xlink:type="simple" xlink:show="embed" xlink:actuate="onLoad" draw:mime-type="image/png">
            <text:p/>
          </draw:image>
        </draw:frame>
        <draw:frame draw:style-name="gr1" draw:text-style-name="P1" draw:layer="layout" svg:width="6.786cm" svg:height="10.978cm" svg:x="1.134cm" svg:y="3.338cm">
          <draw:image xlink:href="Pictures/1000000100000257000003C9C9DE0A2E7561870B.png" xlink:type="simple" xlink:show="embed" xlink:actuate="onLoad" draw:mime-type="image/png">
            <text:p/>
          </draw:image>
        </draw:frame>
        <draw:frame draw:style-name="gr11" draw:text-style-name="P5" draw:layer="layout" svg:width="6.519cm" svg:height="1.361cm" svg:x="2.411cm" svg:y="2.396cm">
          <draw:text-box>
            <text:p text:style-name="P4"><text:span text:style-name="T1">Spontaneous condition</text:span></text:p>
          </draw:text-box>
        </draw:frame>
        <draw:frame draw:style-name="gr12" draw:text-style-name="P5" draw:layer="layout" svg:width="3.713cm" svg:height="1.361cm" svg:x="10.151cm" svg:y="2.396cm">
          <draw:text-box>
            <text:p text:style-name="P4"><text:span text:style-name="T1">FF condition</text:span></text:p>
          </draw:text-box>
        </draw:frame>
        <draw:frame draw:style-name="gr7" draw:text-style-name="P6" draw:layer="layout" svg:width="3.927cm" svg:height="1.361cm" svg:x="16.273cm" svg:y="2.403cm">
          <draw:text-box>
            <text:p><text:span text:style-name="T1">FB condition</text:span></text:p>
          </draw:text-box>
        </draw:frame>
        <draw:frame draw:style-name="gr1" draw:text-style-name="P1" draw:layer="layout" svg:width="1.586cm" svg:height="1.815cm" svg:x="0.621cm" svg:y="2.641cm">
          <draw:image xlink:href="Pictures/100000010000005A00000067AB9ECDE0FC94A07E.png" xlink:type="simple" xlink:show="embed" xlink:actuate="onLoad" draw:mime-type="image/png">
            <text:p/>
          </draw:image>
        </draw:frame>
        <draw:frame draw:style-name="gr9" draw:text-style-name="P8" draw:layer="layout" svg:width="0.908cm" svg:height="0.879cm" svg:x="1cm" svg:y="1.64cm">
          <draw:text-box>
            <text:p text:style-name="P4"><text:span text:style-name="T2">A</text:span></text:p>
          </draw:text-box>
        </draw:frame>
        <draw:frame draw:style-name="gr9" draw:text-style-name="P8" draw:layer="layout" svg:width="0.908cm" svg:height="0.879cm" svg:x="8cm" svg:y="1.641cm">
          <draw:text-box>
            <text:p text:style-name="P4"><text:span text:style-name="T2">B</text:span></text:p>
          </draw:text-box>
        </draw:frame>
        <draw:frame draw:style-name="gr9" draw:text-style-name="P8" draw:layer="layout" svg:width="0.908cm" svg:height="0.879cm" svg:x="14.1cm" svg:y="1.642cm">
          <draw:text-box>
            <text:p text:style-name="P4"><text:span text:style-name="T2">C</text:span></text:p>
          </draw:text-box>
        </draw:frame>
      </draw:page>
      <draw:page draw:name="page3" draw:style-name="dp1" draw:master-page-name="Default">
        <draw:frame draw:style-name="gr1" draw:text-style-name="P1" draw:layer="layout" svg:width="6.847cm" svg:height="11.112cm" svg:x="7.277cm" svg:y="3.263cm">
          <draw:image xlink:href="Pictures/1000000100000257000003CCEEAB024D152330BC.png" xlink:type="simple" xlink:show="embed" xlink:actuate="onLoad" draw:mime-type="image/png">
            <text:p/>
          </draw:image>
        </draw:frame>
        <draw:frame draw:style-name="gr1" draw:text-style-name="P1" draw:layer="layout" svg:width="6.847cm" svg:height="11.11cm" svg:x="13.38cm" svg:y="3.317cm">
          <draw:image xlink:href="Pictures/1000000100000257000003CCEFD768D70711CD35.png" xlink:type="simple" xlink:show="embed" xlink:actuate="onLoad" draw:mime-type="image/png">
            <text:p/>
          </draw:image>
        </draw:frame>
        <draw:frame draw:style-name="gr1" draw:text-style-name="P1" draw:layer="layout" svg:width="6.786cm" svg:height="10.978cm" svg:x="1.134cm" svg:y="3.338cm">
          <draw:image xlink:href="Pictures/1000000100000257000003C9C9DE0A2E7561870B.png" xlink:type="simple" xlink:show="embed" xlink:actuate="onLoad" draw:mime-type="image/png">
            <text:p/>
          </draw:image>
        </draw:frame>
        <draw:frame draw:style-name="gr13" draw:text-style-name="P5" draw:layer="layout" svg:width="6.519cm" svg:height="1.361cm" svg:x="2.411cm" svg:y="2.396cm">
          <draw:text-box>
            <text:p text:style-name="P4"><text:span text:style-name="T1">Spontaneous condition</text:span></text:p>
          </draw:text-box>
        </draw:frame>
        <draw:frame draw:style-name="gr14" draw:text-style-name="P5" draw:layer="layout" svg:width="3.713cm" svg:height="1.361cm" svg:x="10.151cm" svg:y="2.396cm">
          <draw:text-box>
            <text:p text:style-name="P4"><text:span text:style-name="T1">FF condition</text:span></text:p>
          </draw:text-box>
        </draw:frame>
        <draw:frame draw:style-name="gr7" draw:text-style-name="P6" draw:layer="layout" svg:width="3.927cm" svg:height="1.361cm" svg:x="16.273cm" svg:y="2.403cm">
          <draw:text-box>
            <text:p><text:span text:style-name="T1">FB condition</text:span></text:p>
          </draw:text-box>
        </draw:frame>
        <draw:frame draw:style-name="gr1" draw:text-style-name="P1" draw:layer="layout" svg:width="1.586cm" svg:height="1.815cm" svg:x="1.1cm" svg:y="1.508cm">
          <draw:image xlink:href="Pictures/100000010000005A00000067AB9ECDE0FC94A07E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6.451cm" svg:height="12.901cm" svg:x="12.851cm" svg:y="1cm">
          <draw:image xlink:href="Pictures/100000010000024000000480E5F84113F855C6E2.png" xlink:type="simple" xlink:show="embed" xlink:actuate="onLoad" draw:mime-type="image/png">
            <text:p/>
          </draw:image>
        </draw:frame>
        <draw:frame draw:style-name="gr1" draw:text-style-name="P1" draw:layer="layout" svg:width="6.529cm" svg:height="13.059cm" svg:x="1.1cm" svg:y="0.9cm">
          <draw:image xlink:href="Pictures/100000010000024000000480246E0A84305D4078.png" xlink:type="simple" xlink:show="embed" xlink:actuate="onLoad" draw:mime-type="image/png">
            <text:p/>
          </draw:image>
        </draw:frame>
        <draw:frame draw:style-name="gr1" draw:text-style-name="P1" draw:layer="layout" svg:width="6.476cm" svg:height="12.953cm" svg:x="7.017cm" svg:y="1cm">
          <draw:image xlink:href="Pictures/100000010000024000000480C6A59C6C03635A68.png" xlink:type="simple" xlink:show="embed" xlink:actuate="onLoad" draw:mime-type="image/png">
            <text:p/>
          </draw:image>
        </draw:frame>
        <draw:frame draw:style-name="gr1" draw:text-style-name="P1" draw:layer="layout" svg:width="1.586cm" svg:height="1.815cm" svg:x="19.014cm" svg:y="10.509cm">
          <draw:image xlink:href="Pictures/100000010000005A00000067AB9ECDE0FC94A07E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1" draw:text-style-name="P1" draw:layer="layout" svg:width="6.014cm" svg:height="9.923cm" svg:x="1cm" svg:y="9.76cm">
          <draw:image xlink:href="Pictures/100000010000033F0000055BCE5D02722123CFB9.png" xlink:type="simple" xlink:show="embed" xlink:actuate="onLoad" draw:mime-type="image/png">
            <text:p/>
          </draw:image>
        </draw:frame>
        <draw:frame draw:style-name="gr1" draw:text-style-name="P1" draw:layer="layout" svg:width="5.491cm" svg:height="9.059cm" svg:x="1.436cm" svg:y="19.641cm">
          <draw:image xlink:href="Pictures/100000010000033F0000055B3E4F1E2D976C5734.png" xlink:type="simple" xlink:show="embed" xlink:actuate="onLoad" draw:mime-type="image/png">
            <text:p/>
          </draw:image>
        </draw:frame>
        <draw:frame draw:style-name="gr1" draw:text-style-name="P1" draw:layer="layout" svg:width="5.8cm" svg:height="9.571cm" svg:x="7.077cm" svg:y="9.773cm">
          <draw:image xlink:href="Pictures/100000010000033F0000055B599AB8F8A04A8BBC.png" xlink:type="simple" xlink:show="embed" xlink:actuate="onLoad" draw:mime-type="image/png">
            <text:p/>
          </draw:image>
        </draw:frame>
        <draw:frame draw:style-name="gr1" draw:text-style-name="P1" draw:layer="layout" svg:width="5.715cm" svg:height="9.409cm" svg:x="7.277cm" svg:y="19.291cm">
          <draw:image xlink:href="Pictures/100000010000033F00000558023B41ECC57EB0B1.png" xlink:type="simple" xlink:show="embed" xlink:actuate="onLoad" draw:mime-type="image/png">
            <text:p/>
          </draw:image>
        </draw:frame>
        <draw:frame draw:style-name="gr1" draw:text-style-name="P1" draw:layer="layout" svg:width="4.71cm" svg:height="7.296cm" svg:x="6.698cm" svg:y="1cm">
          <draw:image xlink:href="Pictures/10000001000003750000055BB32573C0AD19A0D5.png" xlink:type="simple" xlink:show="embed" xlink:actuate="onLoad" draw:mime-type="image/png">
            <text:p/>
          </draw:image>
        </draw:frame>
        <draw:frame draw:style-name="gr1" draw:text-style-name="P1" draw:layer="layout" svg:width="4.499cm" svg:height="6.969cm" svg:x="15.09cm" svg:y="1.436cm">
          <draw:image xlink:href="Pictures/10000001000003750000055B7B8D77C02799200E.png" xlink:type="simple" xlink:show="embed" xlink:actuate="onLoad" draw:mime-type="image/png">
            <text:p/>
          </draw:image>
        </draw:frame>
        <draw:frame draw:style-name="gr15" draw:text-style-name="P9" draw:layer="layout" svg:width="4.444cm" svg:height="6.885cm" svg:x="11.146cm" svg:y="1.488cm">
          <draw:image xlink:href="Pictures/10000001000003750000055BE69E26630454BCC6.png" xlink:type="simple" xlink:show="embed" xlink:actuate="onLoad" draw:mime-type="image/png">
            <text:p/>
          </draw:image>
        </draw:frame>
        <draw:frame draw:style-name="gr15" draw:text-style-name="P9" draw:layer="layout" svg:width="4.602cm" svg:height="7.389cm" svg:x="1.476cm" svg:y="1cm">
          <draw:image xlink:href="Pictures/10000001000003560000055B351CE71FBA13322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16:16:17.973000000</meta:creation-date>
    <meta:generator>LibreOffice/7.5.8.2$MacOSX_X86_64 LibreOffice_project/f718d63693263970429a68f568db6046aaa9df01</meta:generator>
    <dc:date>2023-11-06T13:40:16.833696526</dc:date>
    <meta:editing-duration>P2DT24M44S</meta:editing-duration>
    <meta:editing-cycles>5</meta:editing-cycles>
    <meta:document-statistic meta:object-count="47"/>
  </office:meta>
</office:document-meta>
</file>